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column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3BOX</text:p>
      <text:p text:style-name="Standard">y-axis-bracket x4 [ <text:s/>] [ <text:s/>] [ <text:s/>] [ <text:s/>]</text:p>
      <text:p text:style-name="Standard">bushing x4 [ <text:s/>] [ <text:s/>] [ <text:s/>] [ <text:s/>]</text:p>
      <text:p text:style-name="Standard">endstop-holder x3 [ <text:s/>] [ <text:s/>] [ <text:s/>]</text:p>
      <text:p text:style-name="Standard">y-axis-corner x4 [ <text:s/>] [ <text:s/>] [ <text:s/>] [ <text:s/>]</text:p>
      <text:p text:style-name="Standard">biggearmod_fixed x1 [ <text:s/>]</text:p>
      <text:p text:style-name="Standard">gregs-wade-v3-motor x1 [ <text:s/>]</text:p>
      <text:p text:style-name="Standard">gregs-...-idler-... x1 [ <text:s/>]</text:p>
      <text:p text:style-name="Standard">smallgearmod_fixed x1 [ <text:s/>]</text:p>
      <text:p text:style-name="Standard">x-carriage x1 [ <text:s/>]</text:p>
      <text:p text:style-name="Standard">x-end-idler-abs x1 [ <text:s/>]</text:p>
      <text:p text:style-name="Standard">x-end-motor-abs x1 [ <text:s/>]</text:p>
      <text:p text:style-name="Standard">y-belt-holder x1 [ <text:s/>]</text:p>
      <text:p text:style-name="Standard">y-drivetrain-idler x1 [ <text:s/>]</text:p>
      <text:p text:style-name="Standard">y-drivetrain-motor x1 [ <text:s/>]</text:p>
      <text:p text:style-name="Standard">z-axis_..._left x1 [ <text:s/>]</text:p>
      <text:p text:style-name="Standard">z-axis_..._right x1 [ <text:s/>]</text:p>
      <text:p text:style-name="Standard">z-axis-motor-left x1 [ <text:s/>]</text:p>
      <text:p text:style-name="Standard">z-axis-motor-right x1 [ <text:s/>]</text:p>
      <text:p text:style-name="Standard"/>
      <text:p text:style-name="Standard">coupling x2 [ <text:s/>] [ <text:s/>]</text:p>
      <text:p text:style-name="Standard">pulley x2 [ <text:s/>] [ <text:s/>]</text:p>
      <text:p text:style-name="Standard">j-head-mount optional x1 [ <text:s/>]</text:p>
      <text:p text:style-name="Standard"/>
      <text:p text:style-name="Standard"/>
      <text:p text:style-name="Standard">P3BOX</text:p>
      <text:p text:style-name="Standard">y-axis-bracket x4 [ <text:s/>] [ <text:s/>] [ <text:s/>] [ <text:s/>]</text:p>
      <text:p text:style-name="Standard">bushing x4 [ <text:s/>] [ <text:s/>] [ <text:s/>] [ <text:s/>]</text:p>
      <text:p text:style-name="Standard">endstop-holder x3 [ <text:s/>] [ <text:s/>] [ <text:s/>]</text:p>
      <text:p text:style-name="Standard">y-axis-corner x4 [ <text:s/>] [ <text:s/>] [ <text:s/>] [ <text:s/>]</text:p>
      <text:p text:style-name="Standard">biggearmod_fixed x1 [ <text:s/>]</text:p>
      <text:p text:style-name="Standard">gregs-wade-v3-motor x1 [ <text:s/>]</text:p>
      <text:p text:style-name="Standard">gregs-...-idler-... x1 [ <text:s/>]</text:p>
      <text:p text:style-name="Standard">smallgearmod_fixed x1 [ <text:s/>]</text:p>
      <text:p text:style-name="Standard">x-carriage x1 [ <text:s/>]</text:p>
      <text:p text:style-name="Standard">x-end-idler-abs x1 [ <text:s/>]</text:p>
      <text:p text:style-name="Standard">x-end-motor-abs x1 [ <text:s/>]</text:p>
      <text:p text:style-name="Standard">y-belt-holder x1 [ <text:s/>]</text:p>
      <text:p text:style-name="Standard">y-drivetrain-idler x1 [ <text:s/>]</text:p>
      <text:p text:style-name="Standard">y-drivetrain-motor x1 [ <text:s/>]</text:p>
      <text:p text:style-name="Standard">z-axis_..._left x1 [ <text:s/>]</text:p>
      <text:p text:style-name="Standard">z-axis_..._right x1 [ <text:s/>]</text:p>
      <text:p text:style-name="Standard">z-axis-motor-left x1 [ <text:s/>]</text:p>
      <text:p text:style-name="Standard">z-axis-motor-right x1 [ <text:s/>]</text:p>
      <text:p text:style-name="Standard"/>
      <text:p text:style-name="Standard">coupling x2 [ <text:s/>] [ <text:s/>]</text:p>
      <text:p text:style-name="Standard">pulley x2 [ <text:s/>] [ <text:s/>]</text:p>
      <text:p text:style-name="Standard">j-head-mount optional x1 [ <text:s/>]</text:p>
      <text:p text:style-name="P1">P3BOX</text:p>
      <text:p text:style-name="Standard">y-axis-bracket x4 [ <text:s/>] [ <text:s/>] [ <text:s/>] [ <text:s/>]</text:p>
      <text:p text:style-name="Standard">bushing x4 [ <text:s/>] [ <text:s/>] [ <text:s/>] [ <text:s/>]</text:p>
      <text:p text:style-name="Standard">endstop-holder x3 [ <text:s/>] [ <text:s/>] [ <text:s/>]</text:p>
      <text:p text:style-name="Standard">y-axis-corner x4 [ <text:s/>] [ <text:s/>] [ <text:s/>] [ <text:s/>]</text:p>
      <text:p text:style-name="Standard">biggearmod_fixed x1 [ <text:s/>]</text:p>
      <text:p text:style-name="Standard">gregs-wade-v3-motor x1 [ <text:s/>]</text:p>
      <text:p text:style-name="Standard">gregs-...-idler-... x1 [ <text:s/>]</text:p>
      <text:p text:style-name="Standard">smallgearmod_fixed x1 [ <text:s/>]</text:p>
      <text:p text:style-name="Standard">x-carriage x1 [ <text:s/>]</text:p>
      <text:p text:style-name="Standard">x-end-idler-abs x1 [ <text:s/>]</text:p>
      <text:p text:style-name="Standard">x-end-motor-abs x1 [ <text:s/>]</text:p>
      <text:p text:style-name="Standard">y-belt-holder x1 [ <text:s/>]</text:p>
      <text:p text:style-name="Standard">y-drivetrain-idler x1 [ <text:s/>]</text:p>
      <text:p text:style-name="Standard">y-drivetrain-motor x1 [ <text:s/>]</text:p>
      <text:p text:style-name="Standard">z-axis_..._left x1 [ <text:s/>]</text:p>
      <text:p text:style-name="Standard">z-axis_..._right x1 [ <text:s/>]</text:p>
      <text:p text:style-name="Standard">z-axis-motor-left x1 [ <text:s/>]</text:p>
      <text:p text:style-name="Standard">z-axis-motor-right x1 [ <text:s/>]</text:p>
      <text:p text:style-name="Standard"/>
      <text:p text:style-name="Standard">coupling x2 [ <text:s/>] [ <text:s/>]</text:p>
      <text:p text:style-name="Standard">pulley x2 [ <text:s/>] [ <text:s/>]</text:p>
      <text:p text:style-name="Standard">j-head-mount optional x1 [ <text:s/>]</text:p>
      <text:p text:style-name="Standard"/>
      <text:p text:style-name="Standard"/>
      <text:p text:style-name="Standard">P3BOX</text:p>
      <text:p text:style-name="Standard">y-axis-bracket x4 [ <text:s/>] [ <text:s/>] [ <text:s/>] [ <text:s/>]</text:p>
      <text:p text:style-name="Standard">bushing x4 [ <text:s/>] [ <text:s/>] [ <text:s/>] [ <text:s/>]</text:p>
      <text:p text:style-name="Standard">endstop-holder x3 [ <text:s/>] [ <text:s/>] [ <text:s/>]</text:p>
      <text:p text:style-name="Standard">y-axis-corner x4 [ <text:s/>] [ <text:s/>] [ <text:s/>] [ <text:s/>]</text:p>
      <text:p text:style-name="Standard">biggearmod_fixed x1 [ <text:s/>]</text:p>
      <text:p text:style-name="Standard">gregs-wade-v3-motor x1 [ <text:s/>]</text:p>
      <text:p text:style-name="Standard">gregs-...-idler-... x1 [ <text:s/>]</text:p>
      <text:p text:style-name="Standard">smallgearmod_fixed x1 [ <text:s/>]</text:p>
      <text:p text:style-name="Standard">x-carriage x1 [ <text:s/>]</text:p>
      <text:p text:style-name="Standard">x-end-idler-abs x1 [ <text:s/>]</text:p>
      <text:p text:style-name="Standard">x-end-motor-abs x1 [ <text:s/>]</text:p>
      <text:p text:style-name="Standard">y-belt-holder x1 [ <text:s/>]</text:p>
      <text:p text:style-name="Standard">y-drivetrain-idler x1 [ <text:s/>]</text:p>
      <text:p text:style-name="Standard">y-drivetrain-motor x1 [ <text:s/>]</text:p>
      <text:p text:style-name="Standard">z-axis_..._left x1 [ <text:s/>]</text:p>
      <text:p text:style-name="Standard">z-axis_..._right x1 [ <text:s/>]</text:p>
      <text:p text:style-name="Standard">z-axis-motor-left x1 [ <text:s/>]</text:p>
      <text:p text:style-name="Standard">z-axis-motor-right x1 [ <text:s/>]</text:p>
      <text:p text:style-name="Standard"/>
      <text:p text:style-name="Standard">coupling x2 [ <text:s/>] [ <text:s/>]</text:p>
      <text:p text:style-name="Standard">pulley x2 [ <text:s/>] [ <text:s/>]</text:p>
      <text:p text:style-name="Standard">j-head-mount optional x1 [ <text:s/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freesans, clean, sans-serif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1T16:45:18</meta:creation-date>
    <dc:date>2013-05-21T16:52:40</dc:date>
    <meta:editing-duration>P0D</meta:editing-duration>
    <meta:editing-cycles>1</meta:editing-cycles>
    <meta:document-statistic meta:table-count="0" meta:image-count="0" meta:object-count="0" meta:page-count="1" meta:paragraph-count="88" meta:word-count="448" meta:character-count="2192" meta:non-whitespace-character-count="1696"/>
    <meta:generator>LibreOffice/3.5$Linux_x86 LibreOffice_project/350m1$Build-2</meta:generator>
  </office:meta>
</office:document-meta>
</file>